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Normal" style:family="paragraph">
      <style:text-properties style:font-name="Times New Roman" style:font-name-asian="Times New Roman" fo:color="#FF0000" fo:language="en" fo:country="PR" style:language-asian="en" style:country-asian="US" style:language-complex="ar" style:country-complex="SA"/>
    </style:style>
    <style:style style:name="P3" style:parent-style-name="Caption" style:list-style-name="LFO1" style:family="paragraph"/>
    <style:style style:name="P4" style:parent-style-name="Caption" style:list-style-name="LFO1" style:family="paragraph"/>
    <style:style style:name="P5" style:parent-style-name="Caption" style:list-style-name="LFO1" style:family="paragraph"/>
    <style:style style:name="P6" style:parent-style-name="Caption" style:list-style-name="LFO2" style:family="paragraph"/>
    <style:style style:name="P7" style:parent-style-name="Caption" style:list-style-name="LFO2" style:family="paragraph"/>
    <style:style style:name="P8" style:parent-style-name="Caption" style:list-style-name="LFO2" style:family="paragraph"/>
    <style:style style:name="P9" style:parent-style-name="Caption" style:list-style-name="LFO2" style:family="paragraph"/>
    <style:style style:name="P10" style:parent-style-name="Caption" style:list-style-name="LFO2" style:family="paragraph"/>
    <style:style style:name="P11" style:parent-style-name="Caption" style:list-style-name="LFO2" style:family="paragraph"/>
    <style:style style:name="P12" style:parent-style-name="Caption" style:list-style-name="LFO2" style:family="paragraph"/>
    <style:style style:name="P13" style:parent-style-name="Caption" style:list-style-name="LFO2" style:family="paragraph"/>
    <style:style style:name="P14" style:parent-style-name="Caption" style:list-style-name="LFO2" style:family="paragraph"/>
    <style:style style:name="P15" style:parent-style-name="NormalWeb" style:family="paragraph">
      <style:paragraph-properties fo:margin-left="0.5in">
        <style:tab-stops/>
      </style:paragraph-properties>
    </style:style>
    <style:style style:name="P16" style:parent-style-name="Caption" style:list-style-name="LFO3" style:family="paragraph"/>
    <style:style style:name="P17" style:parent-style-name="Caption" style:list-style-name="LFO3" style:family="paragraph"/>
    <style:style style:name="P18" style:parent-style-name="Caption" style:list-style-name="LFO3" style:family="paragraph"/>
    <style:style style:name="P19" style:parent-style-name="Caption" style:list-style-name="LFO4" style:family="paragraph"/>
    <style:style style:name="P20" style:parent-style-name="Caption" style:list-style-name="LFO4" style:family="paragraph"/>
    <style:style style:name="P21" style:parent-style-name="Caption" style:list-style-name="LFO4" style:family="paragraph"/>
    <style:style style:family="graphic" style:name="a6"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6" draw:id="id0" draw:style-name="a0" draw:name="Frame7" text:anchor-type="paragraph" svg:x="0.06458in" svg:y="0in" svg:width="4.44306in" svg:height="0.19514in" style:rel-width="scale" style:rel-height="scale"><draw:text-box><text:p text:style-name="Framecontents"/><text:p text:style-name="Caption">Topic: Puerto Rico Medical Appointment<text:s/>Scheduler</text:p></draw:text-box><svg:title/><svg:desc/></draw:frame><draw:frame draw:z-index="8" draw:id="id1" draw:style-name="a1" draw:name="Frame9" text:anchor-type="paragraph" svg:x="10.54167in" svg:y="0in" svg:width="3.25in" svg:height="0.01528in" style:rel-width="scale" style:rel-height="scale"><draw:text-box><text:p text:style-name="Framecontents"/><text:p text:style-name="Caption">Date:<text:s/>August 29,2022</text:p></draw:text-box><svg:title/><svg:desc/></draw:frame><draw:frame draw:z-index="7" draw:id="id2" draw:style-name="a2" draw:name="Frame8" text:anchor-type="paragraph" svg:x="5.28056in" svg:y="0in" svg:width="3.07917in" svg:height="0.01528in" style:rel-width="scale" style:rel-height="scale"><draw:text-box><text:p text:style-name="Framecontents"/><text:p text:style-name="Caption">Author:Victor Vega</text:p></draw:text-box><svg:title/><svg:desc/></draw:frame><text:s/></text:p>
      <text:p text:style-name="Standard"><draw:frame draw:z-index="251659264" draw:id="id3" draw:style-name="a3" draw:name="Frame2" text:anchor-type="paragraph" svg:x="0.06944in" svg:y="3.26319in" svg:width="7.00417in" svg:height="1.28542in" style:rel-width="scale" style:rel-height="scale"><draw:text-box><text:p text:style-name="Caption">Target:</text:p><text:p text:style-name="Caption">the population of Puerto Rico is able to arrange medical appointments in a hassle-free way with access to the medical<text:s/>insurance coverage. Additionally, Physicians in the island will be able to increase their efficiency arranging appointments and ease secretary workload.</text:p><text:p text:style-name="P2"/><text:p text:style-name="Caption"/><text:p text:style-name="Caption"/><text:p text:style-name="Framecontents"/></draw:text-box><svg:title/><svg:desc/></draw:frame><draw:frame draw:z-index="5" draw:id="id4" draw:style-name="a4" draw:name="Frame6" text:anchor-type="paragraph" svg:x="7.61667in" svg:y="4.98958in" svg:width="6.17014in" svg:height="2.0875in" style:rel-width="scale" style:rel-height="scale"><draw:text-box><text:p text:style-name="Caption">Act/Standardize:</text:p><text:list text:style-name="LFO1" text:continue-numbering="true"><text:list-item><text:p text:style-name="P3">Continuous additions of physicians to the medical database by contacting physicians in the island to add them<text:s/></text:p></text:list-item><text:list-item><text:p text:style-name="P4">A mobile app can be created to increase user-friendliness</text:p></text:list-item><text:list-item><text:p text:style-name="P5">Extend the platform to include other types of services, such as: styling appointments, plumbers, electricians, and other types of independent contractors</text:p></text:list-item></text:list><text:p text:style-name="Caption"/><text:p text:style-name="Framecontents"/></draw:text-box><svg:title/><svg:desc/></draw:frame><draw:frame draw:z-index="2" draw:id="id5" draw:style-name="a5" draw:name="Frame3" text:anchor-type="paragraph" svg:x="0.06806in" svg:y="4.65278in" svg:width="7.05625in" svg:height="4.58403in" style:rel-width="scale" style:rel-height="scale"><draw:text-box><text:p text:style-name="Caption">Causes:</text:p><text:p text:style-name="Caption">Problem: Arranging medical appointments in Puerto Rico is a particularly difficult task and a wide-range of the population is not able to access these services<text:s/></text:p><text:list text:style-name="LFO2" text:continue-numbering="true"><text:list-item><text:p text:style-name="P6">There is a rising demand and a shorting supply of medical doctors.<text:s/></text:p></text:list-item><text:list-item><text:p text:style-name="P7">There is an increase in the median age of Puerto Rican citizens as well as low-quality of healthcare in the island.</text:p></text:list-item><text:list-item><text:p text:style-name="P8">Puerto Rico is undergoing a significant medical doctor shortage, in March of 2018, the CMCPR stated that approximately 14,000 doctors had left Puerto Rico in the previous 3 years, partly as a result of the impact of hurricane María<text:s/></text:p></text:list-item><text:list-item><text:p text:style-name="P9">The healthcare system in Puerto Rico is on the border of collapse and medical insurances not fully reimbursing doctors for their services causes a massive exodus of physicians from the island to the mainland US and the resting physicians to be selective in which medical insurances they accept, especially when it comes to public health insurance.</text:p></text:list-item><text:list-item><text:p text:style-name="P10">About 58% of local residents are under the state health insurance (called La Reforma de Salud, now MiSalud); that is 1.5 million of people which is too many people with this insurance and medical insurances claim to not have the financial means to cover that population.</text:p></text:list-item></text:list><text:p text:style-name="Framecontents"/></draw:text-box><svg:title/><svg:desc/></draw:frame><draw:frame draw:z-index="251658240" draw:id="id6" draw:style-name="a6" draw:name="Frame1" text:anchor-type="paragraph" svg:x="0.06458in" svg:y="0.38403in" svg:width="7.05625in" svg:height="2.76042in" style:rel-width="scale" style:rel-height="scale"><draw:text-box><text:p text:style-name="Caption">Problem Background:</text:p><text:list text:style-name="LFO2" text:continue-numbering="true"><text:list-item><text:p text:style-name="P11"><text:s/>The process of arranging medical<text:s/>appointments in Puerto Rico consists of calling multiple doctors to check availability and if they accept the medical insurance of preference. This can be time consuming and extremely inefficient. Additionally, the medical secretary work is so heavy that most calls go unanswered.</text:p></text:list-item><text:list-item><text:p text:style-name="P12">Arranging medical appointments in Puerto Rico is problematic due to increased wait times, unanswered calls and physician’s inability to attend patients in proximity.</text:p></text:list-item><text:list-item><text:p text:style-name="P13">A huge portion of physicians are selective when it comes to the medical insurances they are willing to accept, or do not accept them at all, especially when it comes to public health insurance.</text:p></text:list-item><text:list-item><text:p text:style-name="P14">Healthcare in the island is of subpar quality and there is no way to identify proper healthcare treatment</text:p></text:list-item></text:list><text:p text:style-name="P15"/><text:p text:style-name="Caption"/><text:p text:style-name="Caption"/><text:p text:style-name="Caption"><text:s/></text:p><text:p text:style-name="Caption"/><text:p text:style-name="Framecontents"/></draw:text-box><svg:title/><svg:desc/></draw:frame><draw:frame draw:z-index="4" draw:id="id7" draw:style-name="a7" draw:name="Frame5" text:anchor-type="paragraph" svg:x="7.62153in" svg:y="2.54306in" svg:width="6.17014in" svg:height="2.21528in" style:rel-width="scale" style:rel-height="scale"><draw:text-box><text:p text:style-name="Caption">Check/Evaluate:</text:p><text:list text:style-name="LFO3" text:continue-numbering="true"><text:list-item><text:p text:style-name="P16">The project’s success will be measured by the amount of users and physicians using the platform. Additionally, it needs to prove to decrease the time and ease the process of arranging medical appointments for the users, which will be known through surveys</text:p></text:list-item><text:list-item><text:p text:style-name="P17">Project failure will be denoted by an increase in difficulty to arrange appointments through the platform, this information will be retrieved through user feedback with surveys</text:p></text:list-item><text:list-item><text:p text:style-name="P18">The root cause cannot be overcome, however easing this process<text:s/>should help alleviate user’s manual labor for arranging their appointments</text:p></text:list-item></text:list><text:p text:style-name="Framecontents"/></draw:text-box><svg:title/><svg:desc/></draw:frame><draw:frame draw:z-index="3" draw:id="id8" draw:style-name="a8" draw:name="Frame4" text:anchor-type="paragraph" svg:x="7.62153in" svg:y="0.38403in" svg:width="6.17014in" svg:height="1.875in" style:rel-width="scale" style:rel-height="scale"><draw:text-box><text:p text:style-name="Caption">Countermeasures:</text:p><text:list text:style-name="LFO4" text:continue-numbering="true"><text:list-item><text:p text:style-name="P19">Have an online database of a wide variety of active physicians working on the island, their availability, and medical insurance coverage</text:p></text:list-item><text:list-item><text:p text:style-name="P20">Create a user-friendly<text:s/>automated process for medical appointments arrangement.</text:p></text:list-item><text:list-item><text:p text:style-name="P21">Enable a rating system to ensure a better-quality experience in the healthcare industry</text:p></text:list-item></text:list><text:p text:style-name="Caption"/></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in" fo:line-height="100%"/>
      <style:text-properties style:font-name="Calibri Light" style:font-name-asian="Times New Roman" style:font-weight-complex="bold" fo:color="#4472C4" fo:letter-spacing="0.0138in" fo:font-size="16pt" style:font-size-asian="16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in" fo:line-height="100%"/>
      <style:text-properties style:font-name-asian="Times New Roman" fo:font-weight="bold" style:font-weight-asian="bold" style:font-weight-complex="bold" fo:color="#4472C4" fo:font-size="14pt" style:font-size-asian="14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138in" fo:margin-bottom="0in" fo:line-height="100%"/>
      <style:text-properties style:font-name="Calibri Light" style:font-name-asian="Times New Roman" style:font-weight-complex="bold" fo:color="#44546A" fo:letter-spacing="0.0097in" fo:font-size="12pt" style:font-size-asian="12pt"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fo:font-style="italic" style:font-style-asian="italic" style:font-style-complex="italic" fo:color="#000000" fo:font-size="12pt" style:font-size-asian="12pt"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fo:color="#000000" fo:font-size="11pt" style:font-size-asian="11pt"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style-complex="italic" fo:color="#4472C4" fo:font-size="11pt" style:font-size-asian="11pt"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Light" style:font-name-asian="Times New Roman" fo:font-style="italic" style:font-style-asian="italic" style:font-style-complex="italic" fo:color="#000000" fo:font-size="11pt" style:font-size-asian="11pt"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Light" style:font-name-asian="Times New Roman" fo:color="#00000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Light" style:font-name-asian="Times New Roman" fo:font-style="italic" style:font-style-asian="italic" style:font-style-complex="italic" fo:color="#000000" fo:font-size="10pt" style:font-size-asian="10pt" style:font-size-complex="10pt" fo:hyphenate="true"/>
    </style:style>
    <style:style style:name="Normal" style:display-name="Normal" style:family="paragraph">
      <style:paragraph-properties fo:margin-bottom="0.125in" fo:line-height="112%"/>
      <style:text-properties fo:font-size="10.5pt" style:font-size-asian="10.5pt" fo:hyphenate="tru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Droid Sans Devanagari" fo:font-size="14pt" style:font-size-asian="14pt" style:font-size-complex="14pt" fo:hyphenate="true"/>
    </style:style>
    <style:style style:name="Textbody" style:display-name="Text body" style:family="paragraph" style:parent-style-name="Standard">
      <style:paragraph-properties fo:margin-bottom="0.0972in"/>
      <style:text-properties fo:hyphenate="true"/>
    </style:style>
    <style:style style:name="List" style:display-name="List" style:family="paragraph" style:parent-style-name="Textbody">
      <style:text-properties style:font-name-complex="Droid Sans Devanagari" fo:font-size="12pt" style:font-size-asian="12pt" fo:hyphenate="true"/>
    </style:style>
    <style:style style:name="Caption" style:display-name="Caption" style:family="paragraph" style:parent-style-name="Normal" style:next-style-name="Normal">
      <style:paragraph-properties fo:line-height="100%"/>
      <style:text-properties style:font-name="Calibri Light" style:font-name-asian="Times New Roman" style:font-weight-complex="bold" fo:font-variant="small-caps" fo:color="#44546A" fo:letter-spacing="0.0041in" fo:font-size="11pt" style:font-size-asian="11pt" style:font-size-complex="9pt" fo:hyphenate="true"/>
    </style:style>
    <style:style style:name="Index" style:display-name="Index" style:family="paragraph" style:parent-style-name="Standard">
      <style:paragraph-properties text:number-lines="false"/>
      <style:text-properties style:font-name-complex="Droid Sans Devanagari" fo:font-size="12pt" style:font-size-asian="12pt" fo:hyphenate="true"/>
    </style:style>
    <style:style style:name="Text" style:display-name="Text" style:family="paragraph" style:parent-style-name="Caption">
      <style:text-properties fo:hyphenate="true"/>
    </style:style>
    <style:style style:name="Framecontents" style:display-name="Frame contents" style:family="paragraph" style:parent-style-name="Standard">
      <style:text-properties fo:hyphenate="true"/>
    </style:style>
    <style:style style:name="NormalWeb" style:display-name="Normal (Web)" style:family="paragraph" style:parent-style-name="Normal">
      <style:paragraph-properties fo:margin-top="0.0694in" fo:margin-bottom="0.0694in"/>
      <style:text-properties style:font-name="Times New Roman" style:font-name-asian="Times New Roman" fo:language="en" fo:country="PR" style:language-asian="en" style:country-asian="US" style:language-complex="ar" style:country-complex="SA" fo:hyphenate="true"/>
    </style:style>
    <style:style style:name="ListParagraph" style:display-name="List Paragraph" style:family="paragraph" style:parent-style-name="Normal">
      <style:paragraph-properties fo:line-height="100%" fo:margin-left="0.5in" fo:text-indent="-0.2in">
        <style:tab-stops/>
      </style:paragraph-properties>
      <style:text-properties fo:color="#44546A" fo:hyphenate="true"/>
    </style:style>
    <style:style style:name="Heading1Char" style:display-name="Heading 1 Char" style:family="text" style:parent-style-name="DefaultParagraphFont">
      <style:text-properties style:font-name="Calibri Light" style:font-name-asian="Times New Roman" style:font-name-complex="Times New Roman" style:font-weight-complex="bold" fo:color="#4472C4" fo:letter-spacing="0.0138in" fo:font-size="16pt" style:font-size-asian="16pt" style:font-size-complex="14pt"/>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fo:color="#4472C4" fo:font-size="14pt" style:font-size-asian="14pt" style:font-size-complex="13pt"/>
    </style:style>
    <style:style style:name="Heading3Char" style:display-name="Heading 3 Char" style:family="text" style:parent-style-name="DefaultParagraphFont">
      <style:text-properties style:font-name="Calibri Light" style:font-name-asian="Times New Roman" style:font-name-complex="Times New Roman" style:font-weight-complex="bold" fo:color="#44546A" fo:letter-spacing="0.0097in" fo:font-size="12pt" style:font-size-asian="12pt"/>
    </style:style>
    <style:style style:name="Heading4Char" style:display-name="Heading 4 Char" style:family="text" style:parent-style-name="DefaultParagraphFont">
      <style:text-properties style:font-name-asian="Times New Roman" style:font-name-complex="Times New Roman" fo:font-weight="bold" style:font-weight-asian="bold" style:font-weight-complex="bold" fo:font-style="italic" style:font-style-asian="italic" style:font-style-complex="italic" fo:color="#000000" fo:font-size="12pt" style:font-size-asian="12pt"/>
    </style:style>
    <style:style style:name="Heading5Char" style:display-name="Heading 5 Char" style:family="text" style:parent-style-name="DefaultParagraphFont">
      <style:text-properties style:font-name="Calibri Light" style:font-name-asian="Times New Roman" style:font-name-complex="Times New Roman" fo:color="#000000"/>
    </style:style>
    <style:style style:name="Heading6Char" style:display-name="Heading 6 Char" style:family="text" style:parent-style-name="DefaultParagraphFont">
      <style:text-properties style:font-name="Calibri Light" style:font-name-asian="Times New Roman" style:font-name-complex="Times New Roman" style:font-style-complex="italic" fo:color="#4472C4"/>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000000"/>
    </style:style>
    <style:style style:name="Heading8Char" style:display-name="Heading 8 Char" style:family="text" style:parent-style-name="DefaultParagraphFont">
      <style:text-properties style:font-name="Calibri Light" style:font-name-asian="Times New Roman" style:font-name-complex="Times New Roman" fo:color="#000000"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000000" fo:font-size="10pt" style:font-size-asian="10pt" style:font-size-complex="10pt"/>
    </style:style>
    <style:style style:name="Title" style:display-name="Title" style:family="paragraph" style:parent-style-name="Normal" style:next-style-name="Normal">
      <style:paragraph-properties fo:margin-bottom="0.0833in" fo:line-height="100%"/>
      <style:text-properties style:font-name="Calibri Light" style:font-name-asian="Times New Roman" fo:color="#44546A" fo:letter-spacing="0.0208in" style:letter-kerning="true" fo:font-size="48pt" style:font-size-asian="48pt" style:font-size-complex="26pt" fo:hyphenate="true"/>
    </style:style>
    <style:style style:name="TitleChar" style:display-name="Title Char" style:family="text" style:parent-style-name="DefaultParagraphFont">
      <style:text-properties style:font-name="Calibri Light" style:font-name-asian="Times New Roman" style:font-name-complex="Times New Roman" fo:color="#44546A" fo:letter-spacing="0.0208in" style:letter-kerning="true" fo:font-size="48pt" style:font-size-asian="48pt" style:font-size-complex="26pt"/>
    </style:style>
    <style:style style:name="Subtitle" style:display-name="Subtitle" style:family="paragraph" style:parent-style-name="Normal" style:next-style-name="Normal">
      <style:text-properties style:font-name-asian="Times New Roman" style:font-style-complex="italic" fo:color="#44546A" fo:font-size="20pt" style:font-size-asian="20pt" style:font-size-complex="12pt" fo:hyphenate="true"/>
    </style:style>
    <style:style style:name="SubtitleChar" style:display-name="Subtitle Char" style:family="text" style:parent-style-name="DefaultParagraphFont">
      <style:text-properties style:font-name-asian="Times New Roman" style:font-name-complex="Times New Roman" style:font-style-complex="italic" fo:color="#44546A" fo:font-size="20pt" style:font-size-asian="20pt" style:font-size-complex="12pt"/>
    </style:style>
    <style:style style:name="Strong" style:display-name="Strong" style:family="text" style:parent-style-name="DefaultParagraphFont">
      <style:text-properties fo:font-weight="normal" style:font-weight-asian="normal" style:font-weight-complex="bold" fo:font-style="italic" style:font-style-asian="italic" fo:color="#44546A"/>
    </style:style>
    <style:style style:name="Emphasis" style:display-name="Emphasis" style:family="text" style:parent-style-name="DefaultParagraphFont">
      <style:text-properties fo:font-weight="bold" style:font-weight-asian="bold"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style style:name="Quote" style:display-name="Quote" style:family="paragraph" style:parent-style-name="Normal" style:next-style-name="Normal">
      <style:paragraph-properties fo:text-align="center" fo:margin-bottom="0in" fo:line-height="150%"/>
      <style:text-properties style:font-name-asian="Times New Roman" fo:font-weight="bold" style:font-weight-asian="bold" fo:font-style="italic" style:font-style-asian="italic" style:font-style-complex="italic" fo:color="#4472C4" fo:font-size="13pt" style:font-size-asian="13pt" fo:hyphenate="true"/>
    </style:style>
    <style:style style:name="QuoteChar" style:display-name="Quote Char" style:family="text" style:parent-style-name="DefaultParagraphFont">
      <style:text-properties style:font-name-asian="Times New Roman" fo:font-weight="bold" style:font-weight-asian="bold" fo:font-style="italic" style:font-style-asian="italic" style:font-style-complex="italic" fo:color="#4472C4" fo:font-size="13pt" style:font-size-asian="13pt"/>
    </style:style>
    <style:style style:name="IntenseQuote" style:display-name="Intense Quote" style:family="paragraph" style:parent-style-name="Normal" style:next-style-name="Normal">
      <style:paragraph-properties fo:border="0.0625in solid #4472C4" fo:padding="0.1111in" style:shadow="none" fo:text-align="center" fo:margin-top="0.1388in" fo:margin-bottom="0.1388in" fo:line-height="150%" fo:margin-left="0.1798in" fo:margin-right="0.1798in" fo:background-color="#4472C4">
        <style:tab-stops/>
      </style:paragraph-properties>
      <style:text-properties style:font-name="Calibri Light" style:font-name-asian="Times New Roman" style:font-weight-complex="bold" style:font-style-complex="italic" fo:color="#FFFFFF" fo:font-size="14pt" style:font-size-asian="14pt" fo:hyphenate="true"/>
    </style:style>
    <style:style style:name="IntenseQuoteChar" style:display-name="Intense Quote Char" style:family="text" style:parent-style-name="DefaultParagraphFont">
      <style:text-properties style:font-name="Calibri Light" style:font-name-asian="Times New Roman" style:font-weight-complex="bold" style:font-style-complex="italic" fo:color="#FFFFFF" fo:font-size="14pt" style:font-size-asian="14pt" fo:background-color="#4472C4"/>
    </style:style>
    <style:style style:name="SubtleEmphasis" style:display-name="Subtle Emphasis" style:family="text" style:parent-style-name="DefaultParagraphFont">
      <style:text-properties fo:font-style="italic" style:font-style-asian="italic" style:font-style-complex="italic" fo:color="#00000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472C4"/>
    </style:style>
    <style:style style:name="SubtleReference" style:display-name="Subtle Reference" style:family="text" style:parent-style-name="DefaultParagraphFont">
      <style:text-properties fo:font-variant="small-caps" fo:color="#000000"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normal" style:font-weight-asian="normal" style:font-weight-complex="bold" fo:font-variant="small-caps" fo:color="#4472C4"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text-transform="uppercase" fo:font-variant="normal" fo:color="#44546A" fo:letter-spacing="0.0069in"/>
    </style:style>
    <style:style style:name="TOCHeading" style:display-name="TOC Heading" style:family="paragraph" style:parent-style-name="Heading1" style:next-style-name="Normal" style:default-outline-level="1">
      <style:paragraph-properties fo:margin-top="0.3333in" fo:line-height="110%"/>
      <style:text-properties fo:font-weight="bold" style:font-weight-asian="bold" fo:hyphenate="true"/>
    </style:style>
    <style:style style:name="PersonalName" style:display-name="Personal Name" style:family="paragraph" style:parent-style-name="Title">
      <style:text-properties fo:font-weight="bold" style:font-weight-asian="bold" fo:text-transform="uppercase" fo:color="#000000" fo:font-size="14pt" style:font-size-asian="14pt" style:font-size-complex="14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6.5354in" fo:page-height="11.69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o Schütz-Schmuck</meta:initial-creator>
    <dc:creator>VICTOR A VEGA-WARD</dc:creator>
    <meta:creation-date>2021-01-16T14:56:00Z</meta:creation-date>
    <dc:date>2022-08-29T17:40:00Z</dc:date>
    <meta:template xlink:href="Normal.dotm" xlink:type="simple"/>
    <meta:editing-cycles>11</meta:editing-cycles>
    <meta:editing-duration>PT5280S</meta:editing-duration>
    <meta:document-statistic meta:page-count="1" meta:paragraph-count="1" meta:word-count="1" meta:character-count="11" meta:row-count="1" meta:non-whitespace-character-count="11"/>
  </office:meta>
</office:document-meta>
</file>